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text-properties officeooo:paragraph-rsid="00178d57"/>
    </style:style>
    <style:style style:name="P3" style:family="paragraph" style:parent-style-name="Header">
      <style:text-properties officeooo:rsid="00178d57" officeooo:paragraph-rsid="00178d57"/>
    </style:style>
    <style:style style:name="P4" style:family="paragraph" style:parent-style-name="Heading_20_1">
      <style:paragraph-properties fo:break-before="page"/>
      <style:text-properties officeooo:rsid="00178d57" officeooo:paragraph-rsid="00178d57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paragraph-rsid="00178d57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0dc96b" officeooo:paragraph-rsid="00178d5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itle">
      <style:text-properties fo:language="fr" fo:country="FR" officeooo:rsid="002af380" officeooo:paragraph-rsid="00178d57"/>
    </style:style>
    <style:style style:name="P9" style:family="paragraph" style:parent-style-name="Title">
      <style:text-properties style:font-name="Liberation Sans" fo:font-size="28pt" fo:language="fr" fo:country="FR" fo:font-weight="bold" officeooo:rsid="002af380" officeooo:paragraph-rsid="00178d57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2af380"/>
    </style:style>
    <style:style style:name="T3" style:family="text">
      <style:text-properties officeooo:rsid="000dc9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Projet C++</text:p>
      <text:p text:style-name="P8"><text:span text:style-name="T1">Compte rendu</text:span></text:p>
      <text:p text:style-name="P7"/>
      <text:p text:style-name="P5"><text:span text:style-name="T3">Projet de </text:span><text:span text:style-name="T2">C++</text:span><text:span text:style-name="T3"> - Master 1</text:span></text:p>
      <text:p text:style-name="P6">Damien LACOMBE</text:p>
      <text:p text:style-name="P5"><text:span text:style-name="T2">26</text:span><text:span text:style-name="T3"> </text:span><text:span text:style-name="T2">Avril</text:span><text:span text:style-name="T3"> 2021</text:span></text:p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968_2693279705" text:style-name="Index_20_Link" text:visited-style-name="Index_20_Link">Compilation<text:tab/>2</text:a></text:p>
        </text:index-body>
      </text:table-of-content>
      <text:p text:style-name="P5"/>
      <text:h text:style-name="P4" text:outline-level="1"><text:bookmark-start text:name="__RefHeading___Toc1968_2693279705"/>Compilation<text:bookmark-end text:name="__RefHeading___Toc1968_2693279705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8d57" officeooo:paragraph-rsid="00178d57"/>
    </style:style>
    <style:style style:name="MP2" style:family="paragraph" style:parent-style-name="Footer">
      <style:text-properties officeooo:paragraph-rsid="00178d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amien LACOMBE<text:tab/>Projet C++ - Compte rendu<text:tab/>26 Avril 2021</text:p>
      </style:header>
      <loext:header-first>
        <text:p text:style-name="MP1"/>
      </loext:header-first>
      <style:footer>
        <text:p text:style-name="MP2"><text:tab/><text:page-number text:select-page="current">2</text:page-number>/<text:page-count>2</text:page-count></text:p>
      </style:footer>
      <loext:footer-first>
        <text:p text:style-name="Footer"><text:tab/><text:page-number text:select-page="current">1</text:page-number>/<text:page-count>2</text:page-count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14:12.188191628</meta:creation-date>
    <dc:date>2021-04-24T14:19:14.503642830</dc:date>
    <meta:editing-duration>PT5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33" meta:character-count="177" meta:non-whitespace-character-count="153"/>
  </office:meta>
</office:document-meta>
</file>